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marker-end="Arrow" draw:fill="none" draw:fill-color="#ffffff" fo:min-height="0.813cm"/>
    </style:style>
    <style:style style:name="gr5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marker-end="Arrow" draw:fill="none" draw:fill-color="#ffffff" fo:min-height="0cm"/>
    </style:style>
    <style:style style:name="gr7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false" fo:min-height="1.65cm" fo:min-width="2.3cm"/>
    </style:style>
    <style:style style:name="gr8" style:family="graphic" style:parent-style-name="objectwithoutfill">
      <style:graphic-properties svg:stroke-color="#ff0000" draw:marker-start="" draw:marker-end="Arrowheads_20_1" draw:fill="none" draw:textarea-vertical-align="middle"/>
    </style:style>
    <style:style style:name="gr9" style:family="graphic" style:parent-style-name="objectwithoutfill">
      <style:graphic-properties svg:stroke-color="#ff0000" draw:marker-end="Arrowheads_20_1" draw:fill="none" draw:textarea-vertical-align="middle"/>
    </style:style>
    <style:style style:name="gr10" style:family="graphic" style:parent-style-name="objectwithoutfill">
      <style:graphic-properties svg:stroke-color="#008000"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marker-end="Arrow" draw:fill="none" draw:fill-color="#ffffff" fo:min-height="0.1cm"/>
    </style:style>
    <style:style style:name="gr12" style:family="graphic" style:parent-style-name="objectwithoutfill">
      <style:graphic-properties svg:stroke-color="#008000" draw:marker-end="Arrow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color="#0000ff"/>
    </style:style>
    <style:style style:name="P3" style:family="paragraph">
      <style:text-properties fo:color="#ff0000"/>
    </style:style>
    <style:style style:name="P4" style:family="paragraph">
      <style:text-properties fo:color="#ff0000" fo:font-size="12pt" style:font-size-asian="12pt" style:font-size-complex="12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text-properties fo:color="#008000"/>
    </style:style>
    <style:style style:name="P7" style:family="paragraph">
      <style:paragraph-properties fo:text-align="center"/>
      <style:text-properties fo:color="#008000"/>
    </style:style>
    <style:style style:name="P8" style:family="paragraph">
      <style:text-properties fo:color="#008000" fo:font-size="12pt" style:font-size-asian="12pt" style:font-size-complex="12pt"/>
    </style:style>
    <style:style style:name="P9" style:family="paragraph">
      <style:text-properties fo:color="#000000"/>
    </style:style>
    <style:style style:name="T1" style:family="text">
      <style:text-properties fo:color="#0000ff"/>
    </style:style>
    <style:style style:name="T2" style:family="text">
      <style:text-properties fo:color="#ff0000"/>
    </style:style>
    <style:style style:name="T3" style:family="text">
      <style:text-properties fo:color="#ff0000" fo:font-size="12pt" style:font-size-asian="12pt" style:font-size-complex="12pt"/>
    </style:style>
    <style:style style:name="T4" style:family="text">
      <style:text-properties fo:color="#008000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9.1cm" svg:y1="15.3cm" svg:x2="18.6cm" svg:y2="15.3cm">
          <text:p/>
        </draw:line>
        <draw:line draw:style-name="gr1" draw:text-style-name="P1" draw:layer="layout" svg:x1="9.1cm" svg:y1="15.3cm" svg:x2="4cm" svg:y2="8.2cm">
          <text:p/>
        </draw:line>
        <draw:line draw:style-name="gr1" draw:text-style-name="P1" draw:layer="layout" svg:x1="9.1cm" svg:y1="15.3cm" svg:x2="9.2cm" svg:y2="4.9cm">
          <text:p/>
        </draw:line>
        <draw:line draw:style-name="gr2" draw:text-style-name="P1" draw:layer="layout" svg:x1="9.1cm" svg:y1="15.3cm" svg:x2="16.8cm" svg:y2="10.6cm">
          <text:p/>
        </draw:line>
        <draw:line draw:style-name="gr2" draw:text-style-name="P1" draw:layer="layout" svg:x1="9.1cm" svg:y1="15.3cm" svg:x2="12.2cm" svg:y2="16.3cm">
          <text:p/>
        </draw:line>
        <draw:line draw:style-name="gr2" draw:text-style-name="P1" draw:layer="layout" svg:x1="9.1cm" svg:y1="15.3cm" svg:x2="9.5cm" svg:y2="17.5cm">
          <text:p/>
        </draw:line>
        <draw:frame draw:style-name="gr3" draw:text-style-name="P2" draw:layer="layout" svg:width="1.81cm" svg:height="0.963cm" svg:x="15.99cm" svg:y="9.6cm">
          <draw:text-box>
            <text:p text:style-name="P2"><text:span text:style-name="T1">X^W</text:span></text:p>
          </draw:text-box>
        </draw:frame>
        <draw:frame draw:style-name="gr4" draw:text-style-name="P2" draw:layer="layout" svg:width="2.5cm" svg:height="1.063cm" svg:x="12.3cm" svg:y="15.8cm">
          <draw:text-box>
            <text:p text:style-name="P2"><text:span text:style-name="T1">Y^W</text:span></text:p>
          </draw:text-box>
        </draw:frame>
        <draw:frame draw:style-name="gr3" draw:text-style-name="P2" draw:layer="layout" svg:width="1.78cm" svg:height="0.963cm" svg:x="9.4cm" svg:y="17.5cm">
          <draw:text-box>
            <text:p text:style-name="P2"><text:span text:style-name="T1">Z^W</text:span></text:p>
          </draw:text-box>
        </draw:frame>
        <draw:line draw:style-name="gr5" draw:text-style-name="P1" draw:layer="layout" svg:x1="9.1cm" svg:y1="15.3cm" svg:x2="12cm" svg:y2="16.9cm">
          <text:p/>
        </draw:line>
        <draw:line draw:style-name="gr5" draw:text-style-name="P1" draw:layer="layout" svg:x1="9.1cm" svg:y1="15.3cm" svg:x2="17.3cm" svg:y2="11.1cm">
          <text:p/>
        </draw:line>
        <draw:line draw:style-name="gr5" draw:text-style-name="P1" draw:layer="layout" svg:x1="9.1cm" svg:y1="15.3cm" svg:x2="9.1cm" svg:y2="17.8cm">
          <text:p/>
        </draw:line>
        <draw:frame draw:style-name="gr6" draw:text-style-name="P3" draw:layer="layout" svg:width="7.8cm" svg:height="0.963cm" svg:x="11.9cm" svg:y="17.037cm">
          <draw:text-box>
            <text:p text:style-name="P3"><text:span text:style-name="T2">Y^W '</text:span></text:p>
          </draw:text-box>
        </draw:frame>
        <draw:frame draw:style-name="gr6" draw:text-style-name="P3" draw:layer="layout" svg:width="2.9cm" svg:height="0.963cm" svg:x="16.8cm" svg:y="11.425cm">
          <draw:text-box>
            <text:p text:style-name="P3"><text:span text:style-name="T2">X^W '</text:span></text:p>
          </draw:text-box>
        </draw:frame>
        <draw:frame draw:style-name="gr7" draw:text-style-name="P3" draw:layer="layout" svg:width="4.2cm" svg:height="1.9cm" svg:x="5.3cm" svg:y="17.9cm">
          <draw:text-box>
            <text:p text:style-name="P3"><text:span text:style-name="T2">Z^W '</text:span></text:p>
          </draw:text-box>
        </draw:frame>
        <draw:path draw:style-name="gr8" draw:text-style-name="P1" draw:layer="layout" svg:width="0.271cm" svg:height="0.106cm" draw:transform="rotate (-0.506320016003555) translate (12.078cm 13.481cm)" svg:viewBox="0 0 272 107" svg:d="m0 0 155 5 110 90 7 12">
          <text:p/>
        </draw:path>
        <draw:frame draw:style-name="gr3" draw:text-style-name="P4" draw:layer="layout" svg:width="1.958cm" svg:height="0.725cm" svg:x="11.942cm" svg:y="13.5cm">
          <draw:text-box>
            <text:p text:style-name="P4"><text:span text:style-name="T3">-Init_Ry</text:span></text:p>
          </draw:text-box>
        </draw:frame>
        <draw:path draw:style-name="gr9" draw:text-style-name="P1" draw:layer="layout" svg:width="0.247cm" svg:height="0.04cm" draw:transform="rotate (-1.98984988019874) translate (10.2578378854389cm 15.6791549772009cm)" svg:viewBox="0 0 248 41" svg:d="m0 5 142-5 106 41">
          <text:p/>
        </draw:path>
        <draw:frame draw:style-name="gr3" draw:text-style-name="P4" draw:layer="layout" svg:width="1.958cm" svg:height="0.725cm" svg:x="9.142cm" svg:y="15.775cm">
          <draw:text-box>
            <text:p text:style-name="P5"><text:span text:style-name="T3">-Init_Rx</text:span></text:p>
          </draw:text-box>
        </draw:frame>
        <draw:line draw:style-name="gr10" draw:text-style-name="P1" draw:layer="layout" svg:x1="9.1cm" svg:y1="15.3cm" svg:x2="5cm" svg:y2="9.6cm">
          <text:p/>
        </draw:line>
        <draw:line draw:style-name="gr10" draw:text-style-name="P1" draw:layer="layout" svg:x1="9.1cm" svg:y1="15.3cm" svg:x2="16cm" svg:y2="15.3cm">
          <text:p/>
        </draw:line>
        <draw:line draw:style-name="gr10" draw:text-style-name="P1" draw:layer="layout" svg:x1="9.1cm" svg:y1="15.3cm" svg:x2="9.1cm" svg:y2="20.4cm">
          <text:p/>
        </draw:line>
        <draw:frame draw:style-name="gr3" draw:text-style-name="P6" draw:layer="layout" svg:width="2.233cm" svg:height="0.963cm" svg:x="5.3cm" svg:y="9.2cm">
          <draw:text-box>
            <text:p text:style-name="P6">X^W ''</text:p>
          </draw:text-box>
        </draw:frame>
        <draw:frame draw:style-name="gr3" draw:text-style-name="P6" draw:layer="layout" svg:width="2.238cm" svg:height="0.963cm" svg:x="16cm" svg:y="15.5cm">
          <draw:text-box>
            <text:p text:style-name="P6">Y^W ''</text:p>
          </draw:text-box>
        </draw:frame>
        <draw:frame draw:style-name="gr11" draw:text-style-name="P6" draw:layer="layout" svg:width="2.6cm" svg:height="0.963cm" svg:x="9.1cm" svg:y="20.6cm">
          <draw:text-box>
            <text:p text:style-name="P6"><text:span text:style-name="T4">Z^W ''</text:span></text:p>
          </draw:text-box>
        </draw:frame>
        <draw:path draw:style-name="gr12" draw:text-style-name="P7" draw:layer="layout" svg:width="1.981cm" svg:height="1.547cm" draw:transform="rotate (2.18113796621731) translate (9.19581296820708cm 15.4839180648659cm)" svg:viewBox="0 0 1982 1548" svg:d="m0 1520c302 109 539-121 773-254 222-127 475-223 642-421 150-176 409-286 414-555l94-206 59-84">
          <text:p/>
        </draw:path>
        <draw:frame draw:style-name="gr3" draw:text-style-name="P8" draw:layer="layout" svg:width="1.958cm" svg:height="0.725cm" svg:x="9.2cm" svg:y="13.175cm">
          <draw:text-box>
            <text:p text:style-name="P6"><text:span text:style-name="T5">-Init_Rz</text:span></text:p>
          </draw:text-box>
        </draw:frame>
        <draw:frame draw:style-name="gr3" draw:text-style-name="P9" draw:layer="layout" svg:width="2.589cm" svg:height="0.963cm" svg:x="19.1cm" svg:y="15.3cm">
          <draw:text-box>
            <text:p text:style-name="P9">X^UTM</text:p>
          </draw:text-box>
        </draw:frame>
        <draw:frame draw:style-name="gr3" draw:text-style-name="P9" draw:layer="layout" svg:width="2.593cm" svg:height="0.963cm" svg:x="4.2cm" svg:y="7.6cm">
          <draw:text-box>
            <text:p text:style-name="P9">Y^UTM</text:p>
          </draw:text-box>
        </draw:frame>
        <draw:frame draw:style-name="gr3" draw:text-style-name="P9" draw:layer="layout" svg:width="2.559cm" svg:height="0.963cm" svg:x="9.3cm" svg:y="4.4cm">
          <draw:text-box>
            <text:p text:style-name="P9">Z^UTM</text:p>
          </draw:text-box>
        </draw:frame>
        <draw:frame draw:style-name="gr3" draw:text-style-name="P9" draw:layer="layout" svg:width="15.06cm" svg:height="0.963cm" svg:x="2.5cm" svg:y="23.5cm">
          <draw:text-box>
            <text:p text:style-name="P9">XYZ^W '' -&gt; XYZ^UTM: X-&gt;180deg, then Z-&gt;-90deg</text:p>
          </draw:text-box>
        </draw:frame>
        <draw:frame draw:style-name="gr3" draw:text-style-name="P9" draw:layer="layout" svg:width="10.099cm" svg:height="0.963cm" svg:x="2.5cm" svg:y="22.569cm">
          <draw:text-box>
            <text:p text:style-name="P9">XYZ^W ' -&gt; XYZ^W '': Z-&gt; -Init_Rz</text:p>
          </draw:text-box>
        </draw:frame>
        <draw:frame draw:style-name="gr3" draw:text-style-name="P9" draw:layer="layout" svg:width="13.346cm" svg:height="0.963cm" svg:x="2.5cm" svg:y="21.637cm">
          <draw:text-box>
            <text:p text:style-name="P9">XYZ^W -&gt; XYZ^W ': X-&gt; -Init_Rx, Y-&gt; -Init_Ry</text:p>
          </draw:text-box>
        </draw:frame>
        <draw:frame draw:style-name="gr3" draw:text-style-name="P9" draw:layer="layout" svg:width="10.823cm" svg:height="0.963cm" svg:x="2.7cm" svg:y="24.537cm">
          <draw:text-box>
            <text:p text:style-name="P9">(x,y,z)^UTM = R(UTM-&gt;W)*(x,y,z)^W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Arrowheads_20_1" draw:display-name="Arrowheads 1" svg:viewBox="0 0 3000 3000" svg:d="m1500 0 1500 2789v211h-114l-1286-2392v2392h-200v-2392l-1286 2392h-114v-211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6-29T12:56:50.48</meta:creation-date>
    <dc:date>2013-07-02T09:01:34.77</dc:date>
    <meta:editing-duration>P2DT19H32M19S</meta:editing-duration>
    <meta:editing-cycles>2</meta:editing-cycles>
    <meta:generator>LibreOffice/3.6$Windows_x86 LibreOffice_project/2ef5aff-a6fb0ff-166bdff-cf087ad-0f1389</meta:generator>
    <meta:document-statistic meta:object-count="34"/>
  </office:meta>
</office:document-meta>
</file>